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tochas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NOISE_TEMPERATURE</text:p>
          </table:table-cell>
          <table:table-cell office:value-type="string" calcext:value-type="string">
            <text:p>h_NULL</text:p>
          </table:table-cell>
          <table:table-cell office:value-type="string" calcext:value-type="string">
            <text:p>h_L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nshd_c</text:p>
          </table:table-cell>
          <table:table-cell office:value-type="string" calcext:value-type="string">
            <text:p>tpr_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/>
            <text:p>Hyperparameter set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484" calcext:value-type="float">
            <text:p>0.54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7344" calcext:value-type="float">
            <text:p>0.73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261" calcext:value-type="float">
            <text:p>0.8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8143" calcext:value-type="float">
            <text:p>0.81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965" calcext:value-type="float">
            <text:p>0.59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2667" calcext:value-type="float">
            <text:p>3.2667</text:p>
          </table:table-cell>
          <table:table-cell office:value-type="float" office:value="0.3594" calcext:value-type="float">
            <text:p>0.35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984" calcext:value-type="float">
            <text:p>0.69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413" calcext:value-type="float">
            <text:p>0.84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607" calcext:value-type="float">
            <text:p>0.66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9667" calcext:value-type="float">
            <text:p>1.9667</text:p>
          </table:table-cell>
          <table:table-cell office:value-type="float" office:value="0.5312" calcext:value-type="float">
            <text:p>0.53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7857" calcext:value-type="float">
            <text:p>0.7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368" calcext:value-type="float">
            <text:p>0.73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4505" calcext:value-type="float">
            <text:p>0.45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484" calcext:value-type="float">
            <text:p>0.54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097" calcext:value-type="float">
            <text:p>0.7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444" calcext:value-type="float">
            <text:p>0.84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69" calcext:value-type="float">
            <text:p>0.81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5893" calcext:value-type="float">
            <text:p>0.58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2667" calcext:value-type="float">
            <text:p>3.2667</text:p>
          </table:table-cell>
          <table:table-cell office:value-type="float" office:value="0.3594" calcext:value-type="float">
            <text:p>0.35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0.6613" calcext:value-type="float">
            <text:p>0.66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8548" calcext:value-type="float">
            <text:p>0.85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959" calcext:value-type="float">
            <text:p>0.79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321" calcext:value-type="float">
            <text:p>0.73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.1333" calcext:value-type="float">
            <text:p>2.1333</text:p>
          </table:table-cell>
          <table:table-cell office:value-type="float" office:value="0.4713" calcext:value-type="float">
            <text:p>0.47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458" calcext:value-type="float">
            <text:p>0.74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.9434" calcext:value-type="float">
            <text:p>0.9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261" calcext:value-type="float">
            <text:p>0.8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8143" calcext:value-type="float">
            <text:p>0.81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965" calcext:value-type="float">
            <text:p>0.59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.2667" calcext:value-type="float">
            <text:p>3.2667</text:p>
          </table:table-cell>
          <table:table-cell office:value-type="float" office:value="0.3571" calcext:value-type="float">
            <text:p>0.357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774" calcext:value-type="float">
            <text:p>0.67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095" calcext:value-type="float">
            <text:p>0.80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7708" calcext:value-type="float">
            <text:p>0.77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069" calcext:value-type="float">
            <text:p>0.7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4505" calcext:value-type="float">
            <text:p>0.45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458" calcext:value-type="float">
            <text:p>0.74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738" calcext:value-type="float">
            <text:p>0.57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231" calcext:value-type="float">
            <text:p>0.72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298" calcext:value-type="float">
            <text:p>0.82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8143" calcext:value-type="float">
            <text:p>0.81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0.614" calcext:value-type="float">
            <text:p>0.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2667" calcext:value-type="float">
            <text:p>3.2667</text:p>
          </table:table-cell>
          <table:table-cell office:value-type="float" office:value="0.3594" calcext:value-type="float">
            <text:p>0.35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508" calcext:value-type="float">
            <text:p>0.65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077" calcext:value-type="float">
            <text:p>0.80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5873" calcext:value-type="float">
            <text:p>0.58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368" calcext:value-type="float">
            <text:p>0.73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519" calcext:value-type="float">
            <text:p>0.85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4505" calcext:value-type="float">
            <text:p>0.45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759" calcext:value-type="float">
            <text:p>0.77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484" calcext:value-type="float">
            <text:p>0.54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097" calcext:value-type="float">
            <text:p>0.7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478" calcext:value-type="float">
            <text:p>0.8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2667" calcext:value-type="float">
            <text:p>3.2667</text:p>
          </table:table-cell>
          <table:table-cell office:value-type="float" office:value="0.3571" calcext:value-type="float">
            <text:p>0.357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388" calcext:value-type="float">
            <text:p>0.93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7755" calcext:value-type="float">
            <text:p>0.77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368" calcext:value-type="float">
            <text:p>0.73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273" calcext:value-type="float">
            <text:p>0.72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0.5738" calcext:value-type="float">
            <text:p>0.57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.1333" calcext:value-type="float">
            <text:p>2.1333</text:p>
          </table:table-cell>
          <table:table-cell office:value-type="float" office:value="0.4719" calcext:value-type="float">
            <text:p>0.47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627" calcext:value-type="float">
            <text:p>0.76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.9434" calcext:value-type="float">
            <text:p>0.9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097" calcext:value-type="float">
            <text:p>0.7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261" calcext:value-type="float">
            <text:p>0.8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69" calcext:value-type="float">
            <text:p>0.81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0.614" calcext:value-type="float">
            <text:p>0.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667" calcext:value-type="float">
            <text:p>3.3667</text:p>
          </table:table-cell>
          <table:table-cell office:value-type="float" office:value="0.3488" calcext:value-type="float">
            <text:p>0.348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607" calcext:value-type="float">
            <text:p>0.66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959" calcext:value-type="float">
            <text:p>0.79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9643" calcext:value-type="float">
            <text:p>0.96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7368" calcext:value-type="float">
            <text:p>0.73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4362" calcext:value-type="float">
            <text:p>0.43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0.7705" calcext:value-type="float">
            <text:p>0.77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298" calcext:value-type="float">
            <text:p>0.82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0.614" calcext:value-type="float">
            <text:p>0.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3651" calcext:value-type="float">
            <text:p>0.36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462" calcext:value-type="float">
            <text:p>0.64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388" calcext:value-type="float">
            <text:p>0.93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842" calcext:value-type="float">
            <text:p>0.68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0.5484" calcext:value-type="float">
            <text:p>0.54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7755" calcext:value-type="float">
            <text:p>0.77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321" calcext:value-type="float">
            <text:p>0.73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4348" calcext:value-type="float">
            <text:p>0.43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627" calcext:value-type="float">
            <text:p>0.76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.9434" calcext:value-type="float">
            <text:p>0.9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806" calcext:value-type="float">
            <text:p>0.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7049" calcext:value-type="float">
            <text:p>0.70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222" calcext:value-type="float">
            <text:p>0.82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8056" calcext:value-type="float">
            <text:p>0.80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0.614" calcext:value-type="float">
            <text:p>0.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3651" calcext:value-type="float">
            <text:p>0.36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462" calcext:value-type="float">
            <text:p>0.64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842" calcext:value-type="float">
            <text:p>0.68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0.5833" calcext:value-type="float">
            <text:p>0.5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367" calcext:value-type="float">
            <text:p>0.83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368" calcext:value-type="float">
            <text:p>0.73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193" calcext:value-type="float">
            <text:p>0.7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0.4409" calcext:value-type="float">
            <text:p>0.44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667" calcext:value-type="float">
            <text:p>0.5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097" calcext:value-type="float">
            <text:p>0.709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213" calcext:value-type="float">
            <text:p>0.72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085" calcext:value-type="float">
            <text:p>0.80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965" calcext:value-type="float">
            <text:p>0.59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1667" calcext:value-type="float">
            <text:p>3.1667</text:p>
          </table:table-cell>
          <table:table-cell office:value-type="float" office:value="0.368" calcext:value-type="float">
            <text:p>0.3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0.6885" calcext:value-type="float">
            <text:p>0.688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786" calcext:value-type="float">
            <text:p>0.67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5806" calcext:value-type="float">
            <text:p>0.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321" calcext:value-type="float">
            <text:p>0.73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213" calcext:value-type="float">
            <text:p>0.72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0.614" calcext:value-type="float">
            <text:p>0.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.3333" calcext:value-type="float">
            <text:p>3.3333</text:p>
          </table:table-cell>
          <table:table-cell office:value-type="float" office:value="0.3516" calcext:value-type="float">
            <text:p>0.35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8197" calcext:value-type="float">
            <text:p>0.819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0.5738" calcext:value-type="float">
            <text:p>0.57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959" calcext:value-type="float">
            <text:p>0.79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8525" calcext:value-type="float">
            <text:p>0.85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0.7414" calcext:value-type="float">
            <text:p>0.74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193" calcext:value-type="float">
            <text:p>0.7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806" calcext:value-type="float">
            <text:p>0.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4505" calcext:value-type="float">
            <text:p>0.45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627" calcext:value-type="float">
            <text:p>0.76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245" calcext:value-type="float">
            <text:p>0.9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738" calcext:value-type="float">
            <text:p>0.57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581" calcext:value-type="float">
            <text:p>0.758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043" calcext:value-type="float">
            <text:p>0.80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69" calcext:value-type="float">
            <text:p>0.81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25" calcext:value-type="float">
            <text:p>0.6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2333" calcext:value-type="float">
            <text:p>3.2333</text:p>
          </table:table-cell>
          <table:table-cell office:value-type="float" office:value="0.3622" calcext:value-type="float">
            <text:p>0.36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6935" calcext:value-type="float">
            <text:p>0.69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413" calcext:value-type="float">
            <text:p>0.84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842" calcext:value-type="float">
            <text:p>0.68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office:value-type="float" office:value="0.4565" calcext:value-type="float">
            <text:p>0.45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759" calcext:value-type="float">
            <text:p>0.77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.9434" calcext:value-type="float">
            <text:p>0.9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113" calcext:value-type="float">
            <text:p>0.8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6" calcext:value-type="float">
            <text:p>0.7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7049" calcext:value-type="float">
            <text:p>0.70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085" calcext:value-type="float">
            <text:p>0.80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169" calcext:value-type="float">
            <text:p>0.81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3667" calcext:value-type="float">
            <text:p>1.3667</text:p>
          </table:table-cell>
          <table:table-cell office:value-type="float" office:value="0.5965" calcext:value-type="float">
            <text:p>0.59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1333" calcext:value-type="float">
            <text:p>3.1333</text:p>
          </table:table-cell>
          <table:table-cell office:value-type="float" office:value="0.371" calcext:value-type="float">
            <text:p>0.37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0.6562" calcext:value-type="float">
            <text:p>0.65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842" calcext:value-type="float">
            <text:p>0.68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7755" calcext:value-type="float">
            <text:p>0.77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387" calcext:value-type="float">
            <text:p>0.83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241" calcext:value-type="float">
            <text:p>0.72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193" calcext:value-type="float">
            <text:p>0.7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902" calcext:value-type="float">
            <text:p>0.5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4444" calcext:value-type="float">
            <text:p>0.4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LE_Logistic_None</text:p>
          </table:table-cell>
        </table:table-row>
        <table:table-row table:style-name="ro2">
          <table:table-cell office:value-type="float" office:value="27.1395951607754" calcext:value-type="float">
            <text:p>27.1395951607754</text:p>
          </table:table-cell>
          <table:table-cell office:value-type="float" office:value="0.87859291486062" calcext:value-type="float">
            <text:p>0.87859291486062</text:p>
          </table:table-cell>
          <table:table-cell office:value-type="float" office:value="0.000113739019856609" calcext:value-type="float">
            <text:p>0.000113739019856609</text:p>
          </table:table-cell>
          <table:table-cell office:value-type="float" office:value="0.00161584503375007" calcext:value-type="float">
            <text:p>0.0016158450337500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.9434" calcext:value-type="float">
            <text:p>0.94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LE_Logistic_None</text:p>
          </table:table-cell>
        </table:table-row>
      </table:table>
      <table:table table:name="Pivot Table_stochastic_1" table:style-name="ta1">
        <table:table-column table:style-name="co11" table:default-cell-style-name="ce4"/>
        <table:table-column table:style-name="co11" table:default-cell-style-name="ce9"/>
        <table:table-column table:style-name="co11" table:default-cell-style-name="ce15"/>
        <table:table-row table:style-name="ro2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7" office:value-type="string" calcext:value-type="string">
            <text:p>Average - nshd_c</text:p>
          </table:table-cell>
          <table:table-cell table:style-name="ce13" office:value-type="string" calcext:value-type="string">
            <text:p>Average - tpr_c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.05000833333333" calcext:value-type="float">
            <text:p>1.05000833333333</text:p>
          </table:table-cell>
          <table:table-cell table:style-name="ce14" office:value-type="float" office:value="0.728804166666667" calcext:value-type="float">
            <text:p>0.7288041666666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05695" calcext:value-type="float">
            <text:p>1.05695</text:p>
          </table:table-cell>
          <table:table-cell office:value-type="float" office:value="0.7223625" calcext:value-type="float">
            <text:p>0.72236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0708375" calcext:value-type="float">
            <text:p>1.0708375</text:p>
          </table:table-cell>
          <table:table-cell office:value-type="float" office:value="0.7193875" calcext:value-type="float">
            <text:p>0.71938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06110416666667" calcext:value-type="float">
            <text:p>1.06110416666667</text:p>
          </table:table-cell>
          <table:table-cell office:value-type="float" office:value="0.722525" calcext:value-type="float">
            <text:p>0.7225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03194375" calcext:value-type="float">
            <text:p>1.03194375</text:p>
          </table:table-cell>
          <table:table-cell office:value-type="float" office:value="0.7309625" calcext:value-type="float">
            <text:p>0.73096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0451375" calcext:value-type="float">
            <text:p>1.0451375</text:p>
          </table:table-cell>
          <table:table-cell office:value-type="float" office:value="0.72789375" calcext:value-type="float">
            <text:p>0.727893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05555" calcext:value-type="float">
            <text:p>1.05555</text:p>
          </table:table-cell>
          <table:table-cell office:value-type="float" office:value="0.72495" calcext:value-type="float">
            <text:p>0.724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05416666666667" calcext:value-type="float">
            <text:p>1.05416666666667</text:p>
          </table:table-cell>
          <table:table-cell office:value-type="float" office:value="0.725316666666667" calcext:value-type="float">
            <text:p>0.7253166666666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0666625" calcext:value-type="float">
            <text:p>1.0666625</text:p>
          </table:table-cell>
          <table:table-cell office:value-type="float" office:value="0.719883333333333" calcext:value-type="float">
            <text:p>0.7198833333333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float" office:value="1.06666666666667" calcext:value-type="float">
            <text:p>1.06666666666667</text:p>
          </table:table-cell>
          <table:table-cell table:style-name="ce16" office:value-type="float" office:value="0.7218625" calcext:value-type="float">
            <text:p>0.7218625</text:p>
          </table:table-cell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1" office:value-type="float" office:value="1.05300902777778" calcext:value-type="float">
            <text:p>1.05300902777778</text:p>
          </table:table-cell>
          <table:table-cell table:style-name="ce17" office:value-type="float" office:value="0.725233680555556" calcext:value-type="float">
            <text:p>0.725233680555556</text:p>
          </table:table-cell>
        </table:table-row>
        <table:table-row table:style-name="ro2" table:number-rows-repeated="3"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table:formula="of:=COM.MICROSOFT.STDEV.S([.B3:.B12])" office:value-type="float" office:value="0.0115980803096554" calcext:value-type="float">
            <text:p>0.0115980803096554</text:p>
          </table:table-cell>
          <table:table-cell table:style-name="Default" table:formula="of:=COM.MICROSOFT.STDEV.S([.C3:.C12])" office:value-type="float" office:value="0.00387933638910449" calcext:value-type="float">
            <text:p>0.00387933638910449</text:p>
          </table:table-cell>
        </table:table-row>
      </table:table>
      <table:named-expressions/>
      <table:database-ranges>
        <table:database-range table:name="__Anonymous_Sheet_DB__0" table:target-range-address="stochastic.A1:stochastic.J289" table:display-filter-buttons="true"/>
      </table:database-ranges>
      <table:data-pilot-tables>
        <table:data-pilot-table table:name="DataPilot1" table:application-data="" table:target-range-address="'Pivot Table_stochastic_1'.A1:'Pivot Table_stochastic_1'.C13" table:buttons="'Pivot Table_stochastic_1'.A2 'Pivot Table_stochastic_1'.B1" table:show-filter-button="false" table:drill-down-on-double-click="false">
          <table:source-cell-range table:cell-range-address="stochastic.A1:stochastic.J28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j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shd_c" table:orientation="data" table:used-hierarchy="0" table:function="average">
            <table:data-pilot-level table:show-empty="false" calcext:repeat-item-labels="false">
              <table:data-pilot-members>
                <table:data-pilot-member table:name="0.2" table:display="true" table:show-details="true"/>
                <table:data-pilot-member table:name="0.2667" table:display="true" table:show-details="true"/>
                <table:data-pilot-member table:name="0.3" table:display="true" table:show-details="true"/>
                <table:data-pilot-member table:name="0.3667" table:display="true" table:show-details="true"/>
                <table:data-pilot-member table:name="0.4" table:display="true" table:show-details="true"/>
                <table:data-pilot-member table:name="0.4333" table:display="true" table:show-details="true"/>
                <table:data-pilot-member table:name="0.4667" table:display="true" table:show-details="true"/>
                <table:data-pilot-member table:name="0.5" table:display="true" table:show-details="true"/>
                <table:data-pilot-member table:name="0.5333" table:display="true" table:show-details="true"/>
                <table:data-pilot-member table:name="0.5667" table:display="true" table:show-details="true"/>
                <table:data-pilot-member table:name="0.6" table:display="true" table:show-details="true"/>
                <table:data-pilot-member table:name="0.6333" table:display="true" table:show-details="true"/>
                <table:data-pilot-member table:name="0.6667" table:display="true" table:show-details="true"/>
                <table:data-pilot-member table:name="0.7" table:display="true" table:show-details="true"/>
                <table:data-pilot-member table:name="0.7333" table:display="true" table:show-details="true"/>
                <table:data-pilot-member table:name="0.7667" table:display="true" table:show-details="true"/>
                <table:data-pilot-member table:name="0.8" table:display="true" table:show-details="true"/>
                <table:data-pilot-member table:name="0.8333" table:display="true" table:show-details="true"/>
                <table:data-pilot-member table:name="0.8667" table:display="true" table:show-details="true"/>
                <table:data-pilot-member table:name="0.9" table:display="true" table:show-details="true"/>
                <table:data-pilot-member table:name="0.9333" table:display="true" table:show-details="true"/>
                <table:data-pilot-member table:name="0.9667" table:display="true" table:show-details="true"/>
                <table:data-pilot-member table:name="1" table:display="true" table:show-details="true"/>
                <table:data-pilot-member table:name="1.0333" table:display="true" table:show-details="true"/>
                <table:data-pilot-member table:name="1.0667" table:display="true" table:show-details="true"/>
                <table:data-pilot-member table:name="1.1" table:display="true" table:show-details="true"/>
                <table:data-pilot-member table:name="1.1333" table:display="true" table:show-details="true"/>
                <table:data-pilot-member table:name="1.1667" table:display="true" table:show-details="true"/>
                <table:data-pilot-member table:name="1.2" table:display="true" table:show-details="true"/>
                <table:data-pilot-member table:name="1.2333" table:display="true" table:show-details="true"/>
                <table:data-pilot-member table:name="1.2667" table:display="true" table:show-details="true"/>
                <table:data-pilot-member table:name="1.3" table:display="true" table:show-details="true"/>
                <table:data-pilot-member table:name="1.3333" table:display="true" table:show-details="true"/>
                <table:data-pilot-member table:name="1.3667" table:display="true" table:show-details="true"/>
                <table:data-pilot-member table:name="1.4" table:display="true" table:show-details="true"/>
                <table:data-pilot-member table:name="1.4333" table:display="true" table:show-details="true"/>
                <table:data-pilot-member table:name="1.4667" table:display="true" table:show-details="true"/>
                <table:data-pilot-member table:name="1.5" table:display="true" table:show-details="true"/>
                <table:data-pilot-member table:name="1.7667" table:display="true" table:show-details="true"/>
                <table:data-pilot-member table:name="1.8" table:display="true" table:show-details="true"/>
                <table:data-pilot-member table:name="1.8333" table:display="true" table:show-details="true"/>
                <table:data-pilot-member table:name="1.8667" table:display="true" table:show-details="true"/>
                <table:data-pilot-member table:name="1.9" table:display="true" table:show-details="true"/>
                <table:data-pilot-member table:name="1.9667" table:display="true" table:show-details="true"/>
                <table:data-pilot-member table:name="2.1333" table:display="true" table:show-details="true"/>
                <table:data-pilot-member table:name="2.2" table:display="true" table:show-details="true"/>
                <table:data-pilot-member table:name="2.2333" table:display="true" table:show-details="true"/>
                <table:data-pilot-member table:name="2.2667" table:display="true" table:show-details="true"/>
                <table:data-pilot-member table:name="2.3" table:display="true" table:show-details="true"/>
                <table:data-pilot-member table:name="2.3667" table:display="true" table:show-details="true"/>
                <table:data-pilot-member table:name="3.1333" table:display="true" table:show-details="true"/>
                <table:data-pilot-member table:name="3.1667" table:display="true" table:show-details="true"/>
                <table:data-pilot-member table:name="3.2" table:display="true" table:show-details="true"/>
                <table:data-pilot-member table:name="3.2333" table:display="true" table:show-details="true"/>
                <table:data-pilot-member table:name="3.2667" table:display="true" table:show-details="true"/>
                <table:data-pilot-member table:name="3.3333" table:display="true" table:show-details="true"/>
                <table:data-pilot-member table:name="3.3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pr_c" table:orientation="data" table:used-hierarchy="0" table:function="average">
            <table:data-pilot-level table:show-empty="false" calcext:repeat-item-labels="false">
              <table:data-pilot-members>
                <table:data-pilot-member table:name="0.3488" table:display="true" table:show-details="true"/>
                <table:data-pilot-member table:name="0.3516" table:display="true" table:show-details="true"/>
                <table:data-pilot-member table:name="0.3571" table:display="true" table:show-details="true"/>
                <table:data-pilot-member table:name="0.3594" table:display="true" table:show-details="true"/>
                <table:data-pilot-member table:name="0.3622" table:display="true" table:show-details="true"/>
                <table:data-pilot-member table:name="0.3651" table:display="true" table:show-details="true"/>
                <table:data-pilot-member table:name="0.368" table:display="true" table:show-details="true"/>
                <table:data-pilot-member table:name="0.371" table:display="true" table:show-details="true"/>
                <table:data-pilot-member table:name="0.4348" table:display="true" table:show-details="true"/>
                <table:data-pilot-member table:name="0.4362" table:display="true" table:show-details="true"/>
                <table:data-pilot-member table:name="0.4409" table:display="true" table:show-details="true"/>
                <table:data-pilot-member table:name="0.4444" table:display="true" table:show-details="true"/>
                <table:data-pilot-member table:name="0.4505" table:display="true" table:show-details="true"/>
                <table:data-pilot-member table:name="0.4556" table:display="true" table:show-details="true"/>
                <table:data-pilot-member table:name="0.4565" table:display="true" table:show-details="true"/>
                <table:data-pilot-member table:name="0.4713" table:display="true" table:show-details="true"/>
                <table:data-pilot-member table:name="0.4719" table:display="true" table:show-details="true"/>
                <table:data-pilot-member table:name="0.5312" table:display="true" table:show-details="true"/>
                <table:data-pilot-member table:name="0.5484" table:display="true" table:show-details="true"/>
                <table:data-pilot-member table:name="0.5556" table:display="true" table:show-details="true"/>
                <table:data-pilot-member table:name="0.5625" table:display="true" table:show-details="true"/>
                <table:data-pilot-member table:name="0.5667" table:display="true" table:show-details="true"/>
                <table:data-pilot-member table:name="0.5714" table:display="true" table:show-details="true"/>
                <table:data-pilot-member table:name="0.5738" table:display="true" table:show-details="true"/>
                <table:data-pilot-member table:name="0.5806" table:display="true" table:show-details="true"/>
                <table:data-pilot-member table:name="0.5833" table:display="true" table:show-details="true"/>
                <table:data-pilot-member table:name="0.5873" table:display="true" table:show-details="true"/>
                <table:data-pilot-member table:name="0.5893" table:display="true" table:show-details="true"/>
                <table:data-pilot-member table:name="0.5902" table:display="true" table:show-details="true"/>
                <table:data-pilot-member table:name="0.5965" table:display="true" table:show-details="true"/>
                <table:data-pilot-member table:name="0.6" table:display="true" table:show-details="true"/>
                <table:data-pilot-member table:name="0.614" table:display="true" table:show-details="true"/>
                <table:data-pilot-member table:name="0.625" table:display="true" table:show-details="true"/>
                <table:data-pilot-member table:name="0.6462" table:display="true" table:show-details="true"/>
                <table:data-pilot-member table:name="0.6508" table:display="true" table:show-details="true"/>
                <table:data-pilot-member table:name="0.6562" table:display="true" table:show-details="true"/>
                <table:data-pilot-member table:name="0.6607" table:display="true" table:show-details="true"/>
                <table:data-pilot-member table:name="0.6613" table:display="true" table:show-details="true"/>
                <table:data-pilot-member table:name="0.6667" table:display="true" table:show-details="true"/>
                <table:data-pilot-member table:name="0.6774" table:display="true" table:show-details="true"/>
                <table:data-pilot-member table:name="0.6786" table:display="true" table:show-details="true"/>
                <table:data-pilot-member table:name="0.6842" table:display="true" table:show-details="true"/>
                <table:data-pilot-member table:name="0.6885" table:display="true" table:show-details="true"/>
                <table:data-pilot-member table:name="0.6935" table:display="true" table:show-details="true"/>
                <table:data-pilot-member table:name="0.6984" table:display="true" table:show-details="true"/>
                <table:data-pilot-member table:name="0.7049" table:display="true" table:show-details="true"/>
                <table:data-pilot-member table:name="0.7069" table:display="true" table:show-details="true"/>
                <table:data-pilot-member table:name="0.7097" table:display="true" table:show-details="true"/>
                <table:data-pilot-member table:name="0.7193" table:display="true" table:show-details="true"/>
                <table:data-pilot-member table:name="0.7213" table:display="true" table:show-details="true"/>
                <table:data-pilot-member table:name="0.7231" table:display="true" table:show-details="true"/>
                <table:data-pilot-member table:name="0.7241" table:display="true" table:show-details="true"/>
                <table:data-pilot-member table:name="0.7273" table:display="true" table:show-details="true"/>
                <table:data-pilot-member table:name="0.7321" table:display="true" table:show-details="true"/>
                <table:data-pilot-member table:name="0.7344" table:display="true" table:show-details="true"/>
                <table:data-pilot-member table:name="0.7368" table:display="true" table:show-details="true"/>
                <table:data-pilot-member table:name="0.7414" table:display="true" table:show-details="true"/>
                <table:data-pilot-member table:name="0.7458" table:display="true" table:show-details="true"/>
                <table:data-pilot-member table:name="0.746" table:display="true" table:show-details="true"/>
                <table:data-pilot-member table:name="0.75" table:display="true" table:show-details="true"/>
                <table:data-pilot-member table:name="0.7544" table:display="true" table:show-details="true"/>
                <table:data-pilot-member table:name="0.7581" table:display="true" table:show-details="true"/>
                <table:data-pilot-member table:name="0.7627" table:display="true" table:show-details="true"/>
                <table:data-pilot-member table:name="0.7705" table:display="true" table:show-details="true"/>
                <table:data-pilot-member table:name="0.7708" table:display="true" table:show-details="true"/>
                <table:data-pilot-member table:name="0.7755" table:display="true" table:show-details="true"/>
                <table:data-pilot-member table:name="0.7759" table:display="true" table:show-details="true"/>
                <table:data-pilot-member table:name="0.7778" table:display="true" table:show-details="true"/>
                <table:data-pilot-member table:name="0.7818" table:display="true" table:show-details="true"/>
                <table:data-pilot-member table:name="0.7857" table:display="true" table:show-details="true"/>
                <table:data-pilot-member table:name="0.7925" table:display="true" table:show-details="true"/>
                <table:data-pilot-member table:name="0.7931" table:display="true" table:show-details="true"/>
                <table:data-pilot-member table:name="0.7959" table:display="true" table:show-details="true"/>
                <table:data-pilot-member table:name="0.8" table:display="true" table:show-details="true"/>
                <table:data-pilot-member table:name="0.8028" table:display="true" table:show-details="true"/>
                <table:data-pilot-member table:name="0.8043" table:display="true" table:show-details="true"/>
                <table:data-pilot-member table:name="0.8056" table:display="true" table:show-details="true"/>
                <table:data-pilot-member table:name="0.8077" table:display="true" table:show-details="true"/>
                <table:data-pilot-member table:name="0.8085" table:display="true" table:show-details="true"/>
                <table:data-pilot-member table:name="0.8095" table:display="true" table:show-details="true"/>
                <table:data-pilot-member table:name="0.8113" table:display="true" table:show-details="true"/>
                <table:data-pilot-member table:name="0.8125" table:display="true" table:show-details="true"/>
                <table:data-pilot-member table:name="0.814" table:display="true" table:show-details="true"/>
                <table:data-pilot-member table:name="0.8143" table:display="true" table:show-details="true"/>
                <table:data-pilot-member table:name="0.8163" table:display="true" table:show-details="true"/>
                <table:data-pilot-member table:name="0.8169" table:display="true" table:show-details="true"/>
                <table:data-pilot-member table:name="0.8197" table:display="true" table:show-details="true"/>
                <table:data-pilot-member table:name="0.8222" table:display="true" table:show-details="true"/>
                <table:data-pilot-member table:name="0.8261" table:display="true" table:show-details="true"/>
                <table:data-pilot-member table:name="0.8298" table:display="true" table:show-details="true"/>
                <table:data-pilot-member table:name="0.8302" table:display="true" table:show-details="true"/>
                <table:data-pilot-member table:name="0.8333" table:display="true" table:show-details="true"/>
                <table:data-pilot-member table:name="0.8367" table:display="true" table:show-details="true"/>
                <table:data-pilot-member table:name="0.8372" table:display="true" table:show-details="true"/>
                <table:data-pilot-member table:name="0.8387" table:display="true" table:show-details="true"/>
                <table:data-pilot-member table:name="0.8413" table:display="true" table:show-details="true"/>
                <table:data-pilot-member table:name="0.8444" table:display="true" table:show-details="true"/>
                <table:data-pilot-member table:name="0.8478" table:display="true" table:show-details="true"/>
                <table:data-pilot-member table:name="0.85" table:display="true" table:show-details="true"/>
                <table:data-pilot-member table:name="0.8519" table:display="true" table:show-details="true"/>
                <table:data-pilot-member table:name="0.8525" table:display="true" table:show-details="true"/>
                <table:data-pilot-member table:name="0.8545" table:display="true" table:show-details="true"/>
                <table:data-pilot-member table:name="0.8548" table:display="true" table:show-details="true"/>
                <table:data-pilot-member table:name="0.8727" table:display="true" table:show-details="true"/>
                <table:data-pilot-member table:name="0.8824" table:display="true" table:show-details="true"/>
                <table:data-pilot-member table:name="0.8833" table:display="true" table:show-details="true"/>
                <table:data-pilot-member table:name="0.92" table:display="true" table:show-details="true"/>
                <table:data-pilot-member table:name="0.9245" table:display="true" table:show-details="true"/>
                <table:data-pilot-member table:name="0.9388" table:display="true" table:show-details="true"/>
                <table:data-pilot-member table:name="0.9434" table:display="true" table:show-details="true"/>
                <table:data-pilot-member table:name="0.96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1T20:11:51.687787170</dc:date>
    <meta:editing-duration>PT2M5S</meta:editing-duration>
    <meta:editing-cycles>1</meta:editing-cycles>
    <meta:document-statistic meta:table-count="2" meta:cell-count="2929" meta:object-count="0"/>
    <meta:generator>LibreOffice/7.3.5.2$Linux_X86_64 LibreOffice_project/30$Build-2</meta:generator>
  </office:meta>
</office:document-meta>
</file>